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8.54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94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5"/>
    <style:style style:name="ce4" style:family="table-cell" style:parent-style-name="Default" style:data-style-name="N5">
      <style:text-properties style:font-name="Liberation Sans" style:font-name-asian="DejaVu Sans" style:font-name-complex="DejaVu Sans"/>
    </style:style>
    <style:style style:name="T1" style:family="text">
      <style:text-properties style:font-name="Liberation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对不同的排序算法运行时间的比较(数据摘自dsaa)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>
            <text:p>N/时间(s)</text:p>
          </table:table-cell>
          <table:table-cell office:value-type="string" calcext:value-type="string">
            <text:p>插入排序</text:p>
            <text:p>O(N2)</text:p>
          </table:table-cell>
          <table:table-cell office:value-type="string" calcext:value-type="string">
            <text:p>希尔排序</text:p>
            <text:p><text:span text:style-name="T1">O(N^(7/6))</text:span></text:p>
          </table:table-cell>
          <table:table-cell table:style-name="ce2" office:value-type="string" calcext:value-type="string">
            <text:p><text:span text:style-name="T2">堆排序</text:span></text:p>
            <text:p><text:span text:style-name="T2">O(N logN)</text:span></text:p>
          </table:table-cell>
          <table:table-cell office:value-type="string" calcext:value-type="string">
            <text:p>快速排序</text:p>
            <text:p>O(N logN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6" calcext:value-type="float">
            <text:p>0.0004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44" calcext:value-type="float">
            <text:p>0.0024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9564" calcext:value-type="float">
            <text:p>0.59564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0.05565" calcext:value-type="float">
            <text:p>0.05565</text:p>
          </table:table-cell>
          <table:table-cell office:value-type="float" office:value="0.02587" calcext:value-type="float">
            <text:p>0.0258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8.864" calcext:value-type="float">
            <text:p>58.864</text:p>
          </table:table-cell>
          <table:table-cell office:value-type="float" office:value="0.42998" calcext:value-type="float">
            <text:p>0.42998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31532" calcext:value-type="float">
            <text:p>0.3153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A</text:p>
          </table:table-cell>
          <table:table-cell office:value-type="float" office:value="5.7298" calcext:value-type="float">
            <text:p>5.7298</text:p>
          </table:table-cell>
          <table:table-cell office:value-type="float" office:value="8.8591" calcext:value-type="float">
            <text:p>8.8591</text:p>
          </table:table-cell>
          <table:table-cell office:value-type="float" office:value="3.5882" calcext:value-type="float">
            <text:p>3.5882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A</text:p>
          </table:table-cell>
          <table:table-cell office:value-type="float" office:value="71.164" calcext:value-type="float">
            <text:p>71.164</text:p>
          </table:table-cell>
          <table:table-cell office:value-type="float" office:value="104.68" calcext:value-type="float">
            <text:p>104.68</text:p>
          </table:table-cell>
          <table:table-cell office:value-type="float" office:value="41.282" calcext:value-type="float">
            <text:p>41.282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对不同的排序算法运行时间的比较(数据摘自实测)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>
            <text:p>N/时间(ns)</text:p>
          </table:table-cell>
          <table:table-cell office:value-type="string" calcext:value-type="string">
            <text:p>插入排序</text:p>
            <text:p>O(N2)</text:p>
          </table:table-cell>
          <table:table-cell office:value-type="string" calcext:value-type="string">
            <text:p>希尔排序</text:p>
            <text:p><text:span text:style-name="T1">O(N^(7/6))</text:span></text:p>
          </table:table-cell>
          <table:table-cell office:value-type="string" calcext:value-type="string">
            <text:p>堆排序</text:p>
            <text:p><text:span text:style-name="T1">O(N logN)</text:span></text:p>
          </table:table-cell>
          <table:table-cell office:value-type="string" calcext:value-type="string">
            <text:p>快速排序</text:p>
            <text:p>O(N logN)</text:p>
          </table:table-cell>
          <table:table-cell table:style-name="ce2" office:value-type="string" calcext:value-type="string">
            <text:p><text:span text:style-name="T2">归并排序</text:span></text:p>
            <text:p><text:span text:style-name="T2">O(N logN)</text:span>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995" calcext:value-type="float">
            <text:p>995.00</text:p>
          </table:table-cell>
          <table:table-cell table:style-name="ce4" office:value-type="float" office:value="1012" calcext:value-type="float">
            <text:p>1,012.00</text:p>
          </table:table-cell>
          <table:table-cell table:style-name="ce3" office:value-type="float" office:value="1030" calcext:value-type="float">
            <text:p>1,030.00</text:p>
          </table:table-cell>
          <table:table-cell table:style-name="ce4" office:value-type="float" office:value="1004" calcext:value-type="float">
            <text:p>1,004.00</text:p>
          </table:table-cell>
          <table:table-cell table:style-name="ce4" office:value-type="float" office:value="1658" calcext:value-type="float">
            <text:p>1,658.00</text:p>
          </table:table-cell>
          <table:table-cell table:style-name="ce3"/>
          <table:table-cell table:style-name="ce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6250" calcext:value-type="float">
            <text:p>6,250.00</text:p>
          </table:table-cell>
          <table:table-cell table:style-name="ce4" office:value-type="float" office:value="6661" calcext:value-type="float">
            <text:p>6,661.00</text:p>
          </table:table-cell>
          <table:table-cell table:style-name="ce3" office:value-type="float" office:value="6617" calcext:value-type="float">
            <text:p>6,617.00</text:p>
          </table:table-cell>
          <table:table-cell table:style-name="ce4" office:value-type="float" office:value="5211" calcext:value-type="float">
            <text:p>5,211.00</text:p>
          </table:table-cell>
          <table:table-cell table:style-name="ce4" office:value-type="float" office:value="9987" calcext:value-type="float">
            <text:p>9,987.00</text:p>
          </table:table-cell>
          <table:table-cell table:style-name="ce3"/>
          <table:table-cell table:style-name="ce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365977" calcext:value-type="float">
            <text:p>365,977.00</text:p>
          </table:table-cell>
          <table:table-cell table:style-name="ce4" office:value-type="float" office:value="100178" calcext:value-type="float">
            <text:p>100,178.00</text:p>
          </table:table-cell>
          <table:table-cell table:style-name="ce4" office:value-type="float" office:value="65921" calcext:value-type="float">
            <text:p>65,921.00</text:p>
          </table:table-cell>
          <table:table-cell table:style-name="ce4" office:value-type="float" office:value="63451" calcext:value-type="float">
            <text:p>63,451.00</text:p>
          </table:table-cell>
          <table:table-cell table:style-name="ce4" office:value-type="float" office:value="114667" calcext:value-type="float">
            <text:p>114,667.00</text:p>
          </table:table-cell>
          <table:table-cell table:style-name="ce4"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25334536" calcext:value-type="float">
            <text:p>25,334,536.00</text:p>
          </table:table-cell>
          <table:table-cell table:style-name="ce4" office:value-type="float" office:value="990369" calcext:value-type="float">
            <text:p>990,369.00</text:p>
          </table:table-cell>
          <table:table-cell table:style-name="ce4" office:value-type="float" office:value="850416" calcext:value-type="float">
            <text:p>850,416.00</text:p>
          </table:table-cell>
          <table:table-cell table:style-name="ce4" office:value-type="float" office:value="569695" calcext:value-type="float">
            <text:p>569,695.00</text:p>
          </table:table-cell>
          <table:table-cell table:style-name="ce4" office:value-type="float" office:value="983464" calcext:value-type="float">
            <text:p>983,464.00</text:p>
          </table:table-cell>
          <table:table-cell table:style-name="ce4"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2517111050" calcext:value-type="float">
            <text:p>2,517,111,050.00</text:p>
          </table:table-cell>
          <table:table-cell table:style-name="ce4" office:value-type="float" office:value="13669707" calcext:value-type="float">
            <text:p>13,669,707.00</text:p>
          </table:table-cell>
          <table:table-cell table:style-name="ce4" office:value-type="float" office:value="11237783" calcext:value-type="float">
            <text:p>11,237,783.00</text:p>
          </table:table-cell>
          <table:table-cell table:style-name="ce4" office:value-type="float" office:value="7054619" calcext:value-type="float">
            <text:p>7,054,619.00</text:p>
          </table:table-cell>
          <table:table-cell table:style-name="ce4" office:value-type="float" office:value="11724399" calcext:value-type="float">
            <text:p>11,724,399.00</text:p>
          </table:table-cell>
          <table:table-cell table:style-name="ce4"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4" office:value-type="float" office:value="251845415639" calcext:value-type="float">
            <text:p>251,845,415,639.00</text:p>
          </table:table-cell>
          <table:table-cell table:style-name="ce4" office:value-type="float" office:value="173085829" calcext:value-type="float">
            <text:p>173,085,829.00</text:p>
          </table:table-cell>
          <table:table-cell table:style-name="ce4" office:value-type="float" office:value="138349346" calcext:value-type="float">
            <text:p>138,349,346.00</text:p>
          </table:table-cell>
          <table:table-cell table:style-name="ce4" office:value-type="float" office:value="84152253" calcext:value-type="float">
            <text:p>84,152,253.00</text:p>
          </table:table-cell>
          <table:table-cell table:style-name="ce4" office:value-type="float" office:value="136561141" calcext:value-type="float">
            <text:p>136,561,141.00</text:p>
          </table:table-cell>
          <table:table-cell table:style-name="ce4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在测试数据很少(n&lt;10)时，插入排序性能最好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在测试数据较多(n&gt;100)时，快速排序性能最好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归并排序比堆排序慢，malloc花的时间多？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aa说希尔排序比堆排序好，可实测不是这样的，why?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4:17:05.999372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1:18:09.660943639</meta:creation-date>
    <dc:date>2017-11-17T14:49:26.715238085</dc:date>
    <meta:editing-duration>PT10H45M9S</meta:editing-duration>
    <meta:editing-cycles>29</meta:editing-cycles>
    <meta:generator>LibreOffice/5.1.6.2$Linux_X86_64 LibreOffice_project/10m0$Build-2</meta:generator>
    <meta:document-statistic meta:table-count="1" meta:cell-count="83" meta:object-count="0"/>
  </office:meta>
</office:document-meta>
</file>